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1.629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808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808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Channel No</text:p>
          </table:table-cell>
          <table:table-cell office:value-type="string">
            <text:p>Func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Outline On/Off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Outline Trails On/Off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string">
            <text:p>Hands On/Off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Hand Trails On/Off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Poi On/Off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5" office:value-type="string">
            <text:p>Poi Trails On/Off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6" office:value-type="string">
            <text:p>Bg Color H</text:p>
          </table:table-cell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6" office:value-type="string">
            <text:p>Bg Color S</text:p>
          </table:table-cell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6" office:value-type="string">
            <text:p>Bg Color B</text:p>
          </table:table-cell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6" office:value-type="string">
            <text:p>Grad Color H</text:p>
          </table:table-cell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6" office:value-type="string">
            <text:p>Grad Color S</text:p>
          </table:table-cell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6" office:value-type="string">
            <text:p>Grad Color B</text:p>
          </table:table-cell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6" office:value-type="string">
            <text:p>Grad Color A</text:p>
          </table:table-cell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6" office:value-type="string">
            <text:p>Grad Center X</text:p>
          </table:table-cell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6" office:value-type="string">
            <text:p>Grad Center Y</text:p>
          </table:table-cell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6" office:value-type="string">
            <text:p>Grad Radius</text:p>
          </table:table-cell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rail Velocity X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Trail Velocity Y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rail Anchor X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rail Anchor Y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rail Scale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Trail Alpha Decay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Trail Color Decay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Trail Min Alpha</text:p>
          </table:table-cell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Audio sensitivity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/>
        </table:table-row>
        <table:table-row table:style-name="ro1" table:number-rows-repeated="104844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8">11/18/2012</text:date>, <text:time>17:5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1-18T12:57:06</meta:creation-date>
    <dc:date>2012-11-18T17:54:14</dc:date>
    <meta:editing-duration>PT00H38M13S</meta:editing-duration>
    <meta:editing-cycles>6</meta:editing-cycles>
    <meta:generator>NeoOffice/3.1.2$Unix OpenOffice.org_project/Patch 9</meta:generator>
    <meta:document-statistic meta:table-count="3" meta:cell-count="154" meta:object-count="0"/>
  </office:meta>
</office:document-meta>
</file>